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7"/>
    <style:style style:name="ce3" style:family="table-cell" style:parent-style-name="Default" style:data-style-name="N127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7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7">
      <style:text-properties fo:font-style="italic" style:font-style-asian="italic" style:font-style-complex="italic"/>
    </style:style>
    <style:style style:name="ce8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METERS</text:p>
          </table:table-cell>
          <table:table-cell table:style-name="ce4" office:value-type="string" calcext:value-type="string">
            <text:p>METERS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PARAM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F2]*POWER([.A2]; [.F3]) + [.F4]" office:value-type="float" office:value="0.100917304433892" calcext:value-type="float">
            <text:p>0.101</text:p>
          </table:table-cell>
          <table:table-cell office:value-type="float" office:value="0.0455333" calcext:value-type="float">
            <text:p>0.046</text:p>
          </table:table-cell>
          <table:table-cell table:formula="of:=POWER(([.C2]-[.F4])/[.F2]; -1/[.F3])" office:value-type="float" office:value="0.000962459276555415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7" office:value-type="float" office:value="-182.44" calcext:value-type="float">
            <text:p>-182.4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F2]*POWER([.A3]; [.F3]) + [.F4]" office:value-type="float" office:value="0.0700160226215019" calcext:value-type="float">
            <text:p>0.070</text:p>
          </table:table-cell>
          <table:table-cell office:value-type="float" office:value="0.0506502" calcext:value-type="float">
            <text:p>0.051</text:p>
          </table:table-cell>
          <table:table-cell table:formula="of:=POWER(([.C3]-[.F4])/[.F2]; -1/[.F3])" office:value-type="float" office:value="0.00107949169047107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8" office:value-type="float" office:value="0.000244" calcext:value-type="float">
            <text:p>0.0002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F2]*POWER([.A4]; [.F3]) + [.F4]" office:value-type="float" office:value="0.0571892971371142" calcext:value-type="float">
            <text:p>0.057</text:p>
          </table:table-cell>
          <table:table-cell office:value-type="float" office:value="0.0754624" calcext:value-type="float">
            <text:p>0.075</text:p>
          </table:table-cell>
          <table:table-cell table:formula="of:=POWER(([.C4]-[.F4])/[.F2]; -1/[.F3])" office:value-type="float" office:value="0.00188322342806583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2" office:value-type="float" office:value="182.795" calcext:value-type="float">
            <text:p>182.7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F2]*POWER([.A5]; [.F3]) + [.F4]" office:value-type="float" office:value="0.0391095140979019" calcext:value-type="float">
            <text:p>0.039</text:p>
          </table:table-cell>
          <table:table-cell office:value-type="float" office:value="0.0754624" calcext:value-type="float">
            <text:p>0.075</text:p>
          </table:table-cell>
          <table:table-cell table:formula="of:=POWER(([.C5]-[.F4])/[.F2]; -1/[.F3])" office:value-type="float" office:value="0.001883223428065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F2]*POWER([.A6]; [.F3]) + [.F4]" office:value-type="float" office:value="0.026280619072736" calcext:value-type="float">
            <text:p>0.026</text:p>
          </table:table-cell>
          <table:table-cell office:value-type="float" office:value="0.0506502" calcext:value-type="float">
            <text:p>0.051</text:p>
          </table:table-cell>
          <table:table-cell table:formula="of:=POWER(([.C6]-[.F4])/[.F2]; -1/[.F3])" office:value-type="float" office:value="0.001079491690471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F2]*POWER([.A7]; [.F3]) + [.F4]" office:value-type="float" office:value="0.00819777797892129" calcext:value-type="float">
            <text:p>0.008</text:p>
          </table:table-cell>
          <table:table-cell office:value-type="float" office:value="0.0455333" calcext:value-type="float">
            <text:p>0.046</text:p>
          </table:table-cell>
          <table:table-cell table:formula="of:=POWER(([.C7]-[.F4])/[.F2]; -1/[.F3])" office:value-type="float" office:value="0.0009624592765554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formula="of:=[.F2]*POWER([.A8]; [.F3]) + [.F4]" office:value-type="float" office:value="-0.00175469082799395" calcext:value-type="float">
            <text:p>-0.002</text:p>
          </table:table-cell>
          <table:table-cell table:style-name="Default" office:value-type="string" calcext:value-type="string">
            <text:p>^ measured in simulato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9:49:12.176241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25:50.914200865</meta:creation-date>
    <dc:date>2018-03-31T19:55:04.847972198</dc:date>
    <meta:editing-duration>PT35M34S</meta:editing-duration>
    <meta:editing-cycles>4</meta:editing-cycles>
    <meta:generator>LibreOffice/5.1.6.2$Linux_X86_64 LibreOffice_project/10m0$Build-2</meta:generator>
    <meta:document-statistic meta:table-count="1" meta:cell-count="38" meta:object-count="0"/>
  </office:meta>
</office:document-meta>
</file>